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5A84233487477F4608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4pt" fo:language="de" fo:country="DE" officeooo:rsid="001f32c1" officeooo:paragraph-rsid="00197b8d" style:font-size-asian="14pt" style:font-size-complex="14pt"/>
    </style:style>
    <style:style style:name="P2" style:family="paragraph" style:parent-style-name="Standard">
      <style:text-properties fo:color="#000000" loext:opacity="100%" style:font-name="Arial" fo:font-size="12pt" fo:language="de" fo:country="DE" fo:font-style="normal" style:text-underline-style="none" fo:font-weight="normal" officeooo:rsid="0020a37b" officeooo:paragraph-rsid="00197b8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color="#000000" loext:opacity="100%" style:font-name="Arial" fo:font-size="12pt" fo:language="de" fo:country="DE" fo:font-style="normal" style:text-underline-style="none" fo:font-weight="normal" officeooo:rsid="001badad" officeooo:paragraph-rsid="001badad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Arial" fo:font-size="14pt" fo:language="de" fo:country="DE" fo:font-style="normal" officeooo:rsid="00198ea2" officeooo:paragraph-rsid="00197b8d" style:font-size-asian="14pt" style:font-style-asian="normal" style:font-size-complex="14pt" style:font-style-complex="normal"/>
    </style:style>
    <style:style style:name="P5" style:family="paragraph" style:parent-style-name="Standard">
      <style:text-properties fo:color="#000000" loext:opacity="100%" style:font-name="Arial" fo:font-size="14pt" fo:language="de" fo:country="DE" fo:font-style="normal" officeooo:rsid="001fc0dd" officeooo:paragraph-rsid="00197b8d" style:font-size-asian="14pt" style:font-style-asian="normal" style:font-size-complex="14pt" style:font-style-complex="normal"/>
    </style:style>
    <style:style style:name="P6" style:family="paragraph" style:parent-style-name="Standard">
      <style:text-properties fo:color="#000000" loext:opacity="100%" style:font-name="Arial" fo:font-size="14pt" fo:language="de" fo:country="DE" fo:font-style="normal" style:text-underline-style="solid" style:text-underline-width="auto" style:text-underline-color="font-color" officeooo:rsid="001fc0dd" officeooo:paragraph-rsid="00197b8d" style:font-size-asian="14pt" style:font-style-asian="normal" style:font-size-complex="14pt" style:font-style-complex="normal"/>
    </style:style>
    <style:style style:name="P7" style:family="paragraph" style:parent-style-name="Standard">
      <style:text-properties fo:color="#000000" loext:opacity="100%" style:font-name="Arial" fo:font-size="14pt" fo:language="de" fo:country="DE" fo:font-style="normal" style:text-underline-style="solid" style:text-underline-width="auto" style:text-underline-color="font-color" fo:font-weight="bold" officeooo:rsid="001fc0dd" officeooo:paragraph-rsid="00197b8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color="#000000" loext:opacity="100%" style:font-name="Arial" fo:font-size="14pt" fo:language="de" fo:country="DE" fo:font-style="normal" style:text-underline-style="solid" style:text-underline-width="auto" style:text-underline-color="font-color" fo:font-weight="bold" officeooo:rsid="001a755c" officeooo:paragraph-rsid="001a755c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color="#000000" loext:opacity="100%" style:font-name="Arial" fo:font-size="14pt" fo:language="de" fo:country="DE" fo:font-style="normal" style:text-underline-style="none" officeooo:rsid="001fc0dd" officeooo:paragraph-rsid="00197b8d" style:font-size-asian="14pt" style:font-style-asian="normal" style:font-size-complex="14pt" style:font-style-complex="normal"/>
    </style:style>
    <style:style style:name="P10" style:family="paragraph" style:parent-style-name="Standard">
      <style:text-properties fo:color="#000000" loext:opacity="100%" style:font-name="Arial" fo:font-size="14pt" fo:language="de" fo:country="DE" fo:font-style="normal" style:text-underline-style="none" fo:font-weight="normal" officeooo:rsid="001fc0dd" officeooo:paragraph-rsid="00197b8d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color="#000000" loext:opacity="100%" style:font-name="Arial" fo:font-size="14pt" fo:language="de" fo:country="DE" fo:font-style="normal" style:text-underline-style="none" fo:font-weight="normal" officeooo:rsid="0020a37b" officeooo:paragraph-rsid="00197b8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" fo:font-size="14pt" fo:language="de" fo:country="DE" fo:font-style="normal" style:text-underline-style="none" fo:font-weight="normal" officeooo:rsid="0020a37b" officeooo:paragraph-rsid="001badad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color="#000000" loext:opacity="100%" style:font-name="Arial" fo:font-size="14pt" fo:language="de" fo:country="DE" fo:font-style="normal" style:text-underline-style="none" fo:font-weight="normal" officeooo:rsid="002455e0" officeooo:paragraph-rsid="001a755c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" fo:font-size="14pt" fo:language="de" fo:country="DE" fo:font-style="normal" style:text-underline-style="none" fo:font-weight="normal" officeooo:rsid="001badad" officeooo:paragraph-rsid="001bada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1">
      <style:text-properties fo:color="#000000" loext:opacity="100%" style:font-name="Arial" fo:font-size="14pt" fo:language="de" fo:country="DE" fo:font-style="normal" officeooo:rsid="00198ea2" officeooo:paragraph-rsid="00197b8d" style:font-size-asian="14pt" style:font-style-asian="normal" style:font-size-complex="14pt" style:font-style-complex="normal"/>
    </style:style>
    <style:style style:name="P16" style:family="paragraph" style:parent-style-name="Standard" style:list-style-name="L2">
      <style:text-properties fo:color="#000000" loext:opacity="100%" style:font-name="Arial" fo:font-size="14pt" fo:language="de" fo:country="DE" fo:font-style="normal" style:text-underline-style="none" officeooo:rsid="001fc0dd" officeooo:paragraph-rsid="00197b8d" style:font-size-asian="14pt" style:font-style-asian="normal" style:font-size-complex="14pt" style:font-style-complex="normal"/>
    </style:style>
    <style:style style:name="P17" style:family="paragraph" style:parent-style-name="Standard" style:list-style-name="L3">
      <style:text-properties fo:color="#000000" loext:opacity="100%" style:font-name="Arial" fo:font-size="14pt" fo:language="de" fo:country="DE" fo:font-style="normal" style:text-underline-style="none" fo:font-weight="normal" officeooo:rsid="0020a37b" officeooo:paragraph-rsid="00197b8d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3">
      <style:text-properties fo:color="#000000" loext:opacity="100%" style:font-name="Arial" fo:font-size="14pt" fo:language="de" fo:country="DE" fo:font-style="normal" style:text-underline-style="none" fo:font-weight="normal" officeooo:rsid="0020a37b" officeooo:paragraph-rsid="001f486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4">
      <style:text-properties fo:color="#000000" loext:opacity="100%" style:font-name="Arial" fo:font-size="14pt" fo:language="de" fo:country="DE" fo:font-style="normal" style:text-underline-style="none" fo:font-weight="normal" officeooo:rsid="0022c6b4" officeooo:paragraph-rsid="00197b8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6">
      <style:text-properties fo:color="#000000" loext:opacity="100%" style:font-name="Arial" fo:font-size="14pt" fo:language="de" fo:country="DE" fo:font-style="normal" style:text-underline-style="none" fo:font-weight="normal" officeooo:rsid="002455e0" officeooo:paragraph-rsid="00197b8d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7">
      <style:text-properties fo:color="#000000" loext:opacity="100%" style:font-name="Arial" fo:font-size="14pt" fo:language="de" fo:country="DE" fo:font-style="normal" style:text-underline-style="none" fo:font-weight="normal" officeooo:rsid="001a755c" officeooo:paragraph-rsid="001a755c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8">
      <style:text-properties fo:color="#000000" loext:opacity="100%" style:font-name="Arial" fo:font-size="14pt" fo:language="de" fo:country="DE" fo:font-style="normal" style:text-underline-style="none" fo:font-weight="normal" officeooo:rsid="001a755c" officeooo:paragraph-rsid="001a755c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3">
      <style:text-properties fo:color="#000000" loext:opacity="100%" style:font-name="Arial" fo:font-size="14pt" fo:language="de" fo:country="DE" fo:font-style="normal" style:text-underline-style="none" fo:font-weight="normal" officeooo:rsid="001a755c" officeooo:paragraph-rsid="001a755c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9">
      <style:text-properties fo:color="#000000" loext:opacity="100%" style:font-name="Arial" fo:font-size="14pt" fo:language="de" fo:country="DE" fo:font-style="normal" style:text-underline-style="none" fo:font-weight="normal" officeooo:rsid="001a755c" officeooo:paragraph-rsid="001a755c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color="#000000" loext:opacity="100%" style:font-name="Arial" fo:font-size="14pt" fo:language="de" fo:country="DE" fo:font-style="normal" style:text-underline-style="none" fo:font-weight="normal" officeooo:rsid="001a755c" officeooo:paragraph-rsid="001a755c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color="#000000" loext:opacity="100%" style:font-name="Arial" fo:font-size="14pt" fo:language="de" fo:country="DE" fo:font-style="normal" style:text-underline-style="none" fo:font-weight="normal" officeooo:rsid="001badad" officeooo:paragraph-rsid="001badad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3">
      <style:text-properties fo:color="#000000" loext:opacity="100%" style:font-name="Arial" fo:font-size="14pt" fo:language="de" fo:country="DE" fo:font-style="normal" style:text-underline-style="none" fo:font-weight="normal" officeooo:rsid="001f486e" officeooo:paragraph-rsid="001f486e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10">
      <style:text-properties fo:color="#000000" loext:opacity="100%" style:font-name="Arial" fo:font-size="14pt" fo:language="de" fo:country="DE" fo:font-style="normal" style:text-underline-style="none" fo:font-weight="normal" officeooo:rsid="001f56b1" officeooo:paragraph-rsid="001f56b1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color="#000000" loext:opacity="100%" style:font-name="Arial" fo:font-size="14pt" fo:language="de" fo:country="DE" fo:font-style="normal" style:text-underline-style="none" fo:font-weight="normal" officeooo:rsid="001fc0dd" officeooo:paragraph-rsid="00197b8d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color="#000000" loext:opacity="100%" style:font-name="Arial" fo:font-size="15pt" fo:language="de" fo:country="DE" fo:font-style="normal" style:text-underline-style="none" fo:font-weight="normal" officeooo:rsid="0016b646" officeooo:paragraph-rsid="001a755c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 style:list-style-name="L4">
      <style:text-properties fo:font-variant="normal" fo:text-transform="none" fo:color="#111111" loext:opacity="100%" style:font-name="Arial" fo:font-size="14pt" fo:letter-spacing="normal" fo:language="de" fo:country="DE" fo:font-style="normal" style:text-underline-style="none" fo:font-weight="normal" officeooo:rsid="002455e0" officeooo:paragraph-rsid="00197b8d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5">
      <style:text-properties fo:font-size="14pt" officeooo:paragraph-rsid="00197b8d" style:font-size-asian="14pt" style:font-size-complex="14pt"/>
    </style:style>
    <style:style style:name="P33" style:family="paragraph" style:parent-style-name="Standard" style:list-style-name="L12">
      <style:text-properties officeooo:paragraph-rsid="001f486e"/>
    </style:style>
    <style:style style:name="P34" style:family="paragraph" style:parent-style-name="Standard" style:list-style-name="L13">
      <style:text-properties style:font-name="Arial" fo:font-size="14pt" fo:language="de" fo:country="DE" style:text-underline-style="none" officeooo:rsid="001f56b1" officeooo:paragraph-rsid="001f56b1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style:font-name="Arial" fo:font-size="18pt" style:font-size-asian="18pt" style:font-size-complex="18pt"/>
    </style:style>
    <style:style style:name="T1" style:family="text">
      <style:text-properties officeooo:rsid="001f32c1"/>
    </style:style>
    <style:style style:name="T2" style:family="text">
      <style:text-properties officeooo:rsid="002455e0"/>
    </style:style>
    <style:style style:name="T3" style:family="text">
      <style:text-properties fo:color="#000000" loext:opacity="100%" style:font-name="Arial" fo:language="de" fo:country="DE" fo:font-style="normal" style:text-underline-style="none" fo:font-weight="normal" officeooo:rsid="002455e0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style:font-name="Arial" fo:language="de" fo:country="DE" fo:font-style="normal" style:text-underline-style="none" fo:font-weight="normal" officeooo:rsid="001a755c" style:font-style-asian="normal" style:font-weight-asian="normal" style:font-style-complex="normal" style:font-weight-complex="normal"/>
    </style:style>
    <style:style style:name="T5" style:family="text">
      <style:text-properties fo:color="#000000" loext:opacity="100%" style:font-name="Arial" fo:font-size="14pt" fo:language="de" fo:country="DE" fo:font-style="normal" style:text-underline-style="none" fo:font-weight="normal" officeooo:rsid="001a755c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officeooo:rsid="001f486e"/>
    </style:style>
    <style:style style:name="T8" style:family="text">
      <style:text-properties officeooo:rsid="001f56b1"/>
    </style:style>
    <style:style style:name="T9" style:family="text">
      <style:text-properties officeooo:rsid="00211159"/>
    </style:style>
    <style:style style:name="T10" style:family="text">
      <style:text-properties style:font-name="Arial" fo:font-size="20pt" style:font-size-asian="20pt" style:font-size-complex="20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35" svg:width="13.625cm" svg:height="2.437cm" svg:x="-1.485cm" svg:y="-3.346cm"><draw:text-box><text:p><text:span text:style-name="T10">Engineer-Trio</text:span></text:p><text:p><text:span text:style-name="T10">Status-Report 2</text:span></text:p><text:p><text:span text:style-name="T10">Code Academy</text:span></text:p></draw:text-box></draw:frame>Datum: 1<text:span text:style-name="T7">9</text:span>.06.2022</text:p>
      <text:p text:style-name="P1">Teammitglieder:</text:p>
      <text:list xml:id="list1868109279" text:style-name="L1">
        <text:list-item>
          <text:p text:style-name="P15">Daniel Drescher (Scrum Master)</text:p>
        </text:list-item>
        <text:list-item>
          <text:p text:style-name="P15">Taylan Özdabak (<text:span text:style-name="T1">Protokollführer</text:span>)</text:p>
        </text:list-item>
        <text:list-item>
          <text:p text:style-name="P15">Serhat Güler </text:p>
        </text:list-item>
      </text:list>
      <text:p text:style-name="P4"/>
      <text:p text:style-name="P6">Kurze Projektbeschreibung:</text:p>
      <text:p text:style-name="P6"/>
      <text:p text:style-name="P9">Code-Academy ist eine Webandwendung, in der der Nutzer mithilfe von praxisorientierten Programmieraufgaben schnell das Programmieren lernen kann. Es werden folgende Programmiersprachen angeboten:</text:p>
      <text:list xml:id="list3586095841" text:style-name="L2">
        <text:list-item>
          <text:p text:style-name="P16">Java</text:p>
        </text:list-item>
        <text:list-item>
          <text:p text:style-name="P16">Javascript</text:p>
        </text:list-item>
        <text:list-item>
          <text:p text:style-name="P16">Python</text:p>
        </text:list-item>
      </text:list>
      <text:p text:style-name="P5"/>
      <text:p text:style-name="P7">Fortschritte:</text:p>
      <text:p text:style-name="P10"/>
      <text:list xml:id="list4041751411" text:style-name="L3">
        <text:list-item>
          <text:p text:style-name="P17"><text:span text:style-name="T2">Verschlüsselte </text:span>User Authentifizierung</text:p>
        </text:list-item>
      </text:list>
      <text:list xml:id="list788078800" text:style-name="L4">
        <text:list-item>
          <text:p text:style-name="P19">Nutzer können sich problemlos registrieren, einloggen und falls gewünscht wieder ausloggen</text:p>
        </text:list-item>
        <text:list-item>
          <text:p text:style-name="P31">Verschlüsselte HTTPS Kommunikation</text:p>
        </text:list-item>
      </text:list>
      <text:list xml:id="list224925457001916" text:continue-list="list4041751411" text:style-name="L3">
        <text:list-item>
          <text:p text:style-name="P17">Java, Python und Javascript Kurs mit jeweils 10 Lessons <text:span text:style-name="T2">(Lerneinheiten)</text:span></text:p>
        </text:list-item>
      </text:list>
      <text:list xml:id="list1175313923" text:style-name="L5">
        <text:list-item>
          <text:p text:style-name="P32"><text:span text:style-name="T3">Alle 3 Kurse starten mit einer simplen „Hello World“ Lesson und decken </text:span><text:span text:style-name="T4">im späteren Verlauf</text:span><text:span text:style-name="T3"> folgende Themengebiete ab :</text:span></text:p>
        </text:list-item>
      </text:list>
      <text:list xml:id="list912744884" text:style-name="L6">
        <text:list-item>
          <text:list>
            <text:list-item>
              <text:p text:style-name="P20">Variablen, Datentypen</text:p>
            </text:list-item>
            <text:list-item>
              <text:p text:style-name="P20">Arithmetische Operationen</text:p>
            </text:list-item>
            <text:list-item>
              <text:p text:style-name="P20">Vergleich Operationen</text:p>
            </text:list-item>
            <text:list-item>
              <text:p text:style-name="P20">Funktionen</text:p>
            </text:list-item>
            <text:list-item>
              <text:p text:style-name="P20">Klassen, Objekte</text:p>
            </text:list-item>
          </text:list>
        </text:list-item>
      </text:list>
      <text:list xml:id="list224923653618806" text:continue-list="list224925457001916" text:style-name="L3">
        <text:list-item>
          <text:p text:style-name="P17">Recent Courses</text:p>
        </text:list-item>
      </text:list>
      <text:list xml:id="list762719917" text:style-name="L7">
        <text:list-item>
          <text:p text:style-name="P21">Dem Nutzer werden neulich angeschaute Kurse in dem Feld „Recent courses“ angezeigt</text:p>
        </text:list-item>
      </text:list>
      <text:list xml:id="list224924501839892" text:continue-list="list224923653618806" text:style-name="L3">
        <text:list-item>
          <text:p text:style-name="P17">UserPage </text:p>
        </text:list-item>
      </text:list>
      <text:list xml:id="list1102535707" text:style-name="L8">
        <text:list-item>
          <text:p text:style-name="P22">Eine Nutzerseite mit Informationen zu dem Account, einschließlich Kursfortschritte und Errungenschaften </text:p>
        </text:list-item>
      </text:list>
      <text:list xml:id="list224924475677500" text:continue-list="list224924501839892" text:style-name="L3">
        <text:list-item>
          <text:p text:style-name="P23">Möglichkeit sog. XP, auch bekannt als Erfahrungspunkte zu sammeln</text:p>
        </text:list-item>
        <text:list-item>
          <text:p text:style-name="P17">Code execution</text:p>
        </text:list-item>
      </text:list>
      <text:list xml:id="list3193143515" text:style-name="L9">
        <text:list-item>
          <text:p text:style-name="P24">Ausführung von beliebigen Code in den angebotenen Sprachen, welcher in einer Remote VM ausgeführt wird und die Ausgabe wieder an das Frontend zurückgibt</text:p>
        </text:list-item>
      </text:list>
      <text:list xml:id="list224925230385135" text:continue-list="list224924475677500" text:style-name="L3">
        <text:list-item>
          <text:p text:style-name="P18"><text:soft-page-break/>Code Edito<text:span text:style-name="T7">r</text:span></text:p>
        </text:list-item>
      </text:list>
      <text:list xml:id="list2039228554" text:style-name="L12">
        <text:list-item>
          <text:p text:style-name="P33"><text:span text:style-name="T5">Ein dynamischer, eingebauter code editor, welcher viele Programmiersprachen, einschließlich den angebotenen Sprachen versteht und Zeilennummern unterstützt zum effektiven Programmieren</text:span></text:p>
        </text:list-item>
      </text:list>
      <text:list xml:id="list224924005565391" text:continue-list="list224925230385135" text:style-name="L3">
        <text:list-item>
          <text:p text:style-name="P27">Fehlerbehandlung</text:p>
        </text:list-item>
      </text:list>
      <text:list xml:id="list2822998654" text:style-name="L13">
        <text:list-item>
          <text:p text:style-name="P34">Es wird klar und deutlich kommuniziert, falls der Nutzer die Aufgabenstellung nicht erfolgreich bewältigt</text:p>
        </text:list-item>
      </text:list>
      <text:list xml:id="list224923639729738" text:continue-list="list224924005565391" text:style-name="L3">
        <text:list-item>
          <text:p text:style-name="P27"><text:span text:style-name="T9">Individuelle </text:span>Kurs Xp <text:span text:style-name="T9">Anzeige</text:span></text:p>
        </text:list-item>
      </text:list>
      <text:list xml:id="list951560953" text:style-name="L10">
        <text:list-item>
          <text:p text:style-name="P28">Kurse haben eine Xp <text:span text:style-name="T9">Anzeige</text:span>, welche anzeigt, wie viele Xp der Nutzer schon erreicht hat im jeweiligen Kurs</text:p>
        </text:list-item>
      </text:list>
      <text:p text:style-name="P25"/>
      <text:p text:style-name="P25"/>
      <text:list xml:id="list224924609843843" text:continue-list="list224923639729738" text:style-name="L3">
        <text:list-header>
          <text:p text:style-name="P17"/>
        </text:list-header>
      </text:list>
      <text:p text:style-name="P10"/>
      <text:p text:style-name="P8">Links:</text:p>
      <text:p text:style-name="P10"/>
      <text:p text:style-name="P11">Github Projektlink:</text:p>
      <text:p text:style-name="P2"><text:a xlink:type="simple" xlink:href="https://github.com/sero583/PraktikumSWE" text:style-name="Internet_20_link" text:visited-style-name="Visited_20_Internet_20_Link"><text:span text:style-name="T6">https://github.com/sero583/PraktikumSWE</text:span></text:a></text:p>
      <text:p text:style-name="P11"/>
      <text:p text:style-name="P11">Trello Dokumentationslink:</text:p>
      <text:p text:style-name="P2"><text:a xlink:type="simple" xlink:href="https://trello.com/invite/b/GLGcSr5g/9ddac9ec88c4098d7bd8e83766b7585d/praktikum-swe" text:style-name="Internet_20_link" text:visited-style-name="Visited_20_Internet_20_Link"><text:span text:style-name="T6">https://trello.com/invite/b/GLGcSr5g/9ddac9ec88c4098d7bd8e83766b7585d/praktikum-swe</text:span></text:a></text:p>
      <text:p text:style-name="P11"/>
      <text:p text:style-name="P11">Protokolle:</text:p>
      <text:p text:style-name="P2"><text:a xlink:type="simple" xlink:href="https://github.com/sero583/PraktikumSWE/tree/master/Protokolle" text:style-name="Internet_20_link" text:visited-style-name="Visited_20_Internet_20_Link"><text:span text:style-name="T6">https://github.com/sero583/PraktikumSWE/tree/master/Protokolle</text:span></text:a></text:p>
      <text:p text:style-name="P11"/>
      <text:p text:style-name="P14">Komponentendiagramm:</text:p>
      <text:p text:style-name="P3"><text:a xlink:type="simple" xlink:href="https://github.com/sero583/PraktikumSWE/blob/master/Dokumente/Komponentendiagramm.png" text:style-name="Internet_20_link" text:visited-style-name="Visited_20_Internet_20_Link"><text:span text:style-name="T6">https://github.com/sero583/PraktikumSWE/blob/master/Dokumente/Komponentendiagramm.png</text:span></text:a></text:p>
      <text:p text:style-name="P12"/>
      <text:p text:style-name="P13">Projektampel:<text:line-break/><text:a xlink:type="simple" xlink:href="https://github.com/sero583/PraktikumSWE/blob/master/Dokumente/Projektampel.ods" text:style-name="Internet_20_link" text:visited-style-name="Visited_20_Internet_20_Link">https://github.com/sero583/PraktikumSWE/blob/master/Dokumente/Projektampel.ods</text:a></text:p>
      <text:p text:style-name="P13"/>
      <text:p text:style-name="P14">Styleguide:</text:p>
      <text:p text:style-name="P14"><text:a xlink:type="simple" xlink:href="https://github.com/sero583/PraktikumSWE/blob/master/Dokumente/Styleguide.odt" text:style-name="Internet_20_link" text:visited-style-name="Visited_20_Internet_20_Link">https://github.com/sero583/PraktikumSWE/blob/master/Dokumente/Styleguide.odt</text:a></text:p>
      <text:p text:style-name="P14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</office:font-face-decls>
  <office:styles>
    <draw:fill-image draw:name="Protokoll" xlink:href="Pictures/1000000100000400000005A84233487477F4608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0400000005A84233487477F46082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9T22:49:23.396000000</dc:date>
    <meta:editing-duration>PT1H4M5S</meta:editing-duration>
    <meta:editing-cycles>17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46" meta:word-count="257" meta:character-count="2265" meta:non-whitespace-character-count="2080"/>
  </office:meta>
</office:document-meta>
</file>